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Black" svg:font-family="'Arial Black'" style:font-adornments="Grassetto"/>
    <style:font-face style:name="StarSymbol" svg:font-family="StarSymbol"/>
    <style:font-face style:name="Tahoma1" svg:font-family="Tahoma"/>
    <style:font-face style:name="Times New Roman1" svg:font-family="'Times New Roman'" style:font-adornments="Negret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  <style:text-properties style:text-line-through-style="none" style:font-name="Arial Black" fo:font-size="24pt" fo:font-style="normal" style:text-underline-style="none" fo:font-weight="bold"/>
    </style:style>
    <style:style style:name="P2" style:family="paragraph">
      <style:paragraph-properties fo:text-align="center"/>
      <style:text-properties style:text-line-through-style="none" style:font-name="Times New Roman1" fo:font-size="26pt" fo:font-style="normal" style:text-underline-style="none" fo:font-weight="bold"/>
    </style:style>
    <style:style style:name="P3" style:family="paragraph">
      <style:paragraph-properties fo:text-align="center"/>
      <style:text-properties style:text-line-through-style="none" style:font-name="Times New Roman1" fo:font-size="24pt" fo:font-style="normal" style:text-underline-style="none" fo:font-weight="bold"/>
    </style:style>
    <style:style style:name="P4" style:family="paragraph" style:parent-style-name="Text_20_body">
      <style:paragraph-properties fo:margin-top="0cm" fo:margin-bottom="0cm" fo:text-align="center" style:justify-single-word="false" style:shadow="none"/>
      <style:text-properties fo:font-variant="small-caps" style:font-name="Times New Roman" fo:font-size="14pt" style:font-size-asian="14pt" style:font-size-complex="14pt"/>
    </style:style>
    <style:style style:name="P5" style:family="paragraph" style:parent-style-name="Text_20_body" style:master-page-name="">
      <style:paragraph-properties fo:margin-top="0cm" fo:margin-bottom="0cm" fo:text-align="center" style:justify-single-word="false" style:shadow="none"/>
      <style:text-properties fo:font-variant="small-caps" style:font-name="Times New Roman"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text-line-through-style="none" style:font-name="Times New Roman1" fo:font-size="14pt" fo:font-style="normal" style:text-underline-style="none" fo:font-weight="bold"/>
    </style:style>
    <style:style style:name="P8" style:family="paragraph">
      <style:paragraph-properties fo:text-align="start"/>
      <style:text-properties style:text-line-through-style="none" style:font-name="Times New Roman1" fo:font-size="12pt" fo:font-style="normal" style:text-underline-style="none" fo:font-weight="normal"/>
    </style:style>
    <style:style style:name="P9" style:family="paragraph">
      <style:text-properties style:font-name="Arial"/>
    </style:style>
    <style:style style:name="T1" style:family="text">
      <style:text-properties fo:color="#e6e64c" style:font-name="Arial" fo:font-size="18pt" fo:font-weight="bold"/>
    </style:style>
    <style:style style:name="T2" style:family="text">
      <style:text-properties style:font-name="Arial"/>
    </style:style>
    <style:style style:name="T3" style:family="text">
      <style:text-properties fo:color="#c0c0c0" style:font-name="Arial"/>
    </style:style>
    <style:style style:name="T4" style:family="text">
      <style:text-properties fo:color="#0047ff" style:font-name="Arial" fo:font-size="18pt" fo:font-weight="bold"/>
    </style:style>
    <style:style style:name="gr1" style:family="graphic">
      <style:graphic-properties fo:border="none #000000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e6e64c" draw:marker-start-width="0.651cm" draw:marker-end-width="0.651cm" draw:fill="non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svg:stroke-width="0.101cm" svg:stroke-color="#e6e64c" draw:marker-start-width="0.499cm" draw:marker-end-width="0.499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area form:name="jug" form:control-implementation="ooo:com.sun.star.form.component.TextField" form:id="control1" form:readonly="true" form:current-value="jug" form:value="jug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name" form:control-implementation="ooo:com.sun.star.form.component.TextField" form:id="control2" form:readonly="true" form:current-value="name" form:value="nam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itle" form:control-implementation="ooo:com.sun.star.form.component.TextField" form:id="control3" form:readonly="true" form:current-value="title" form:value="titl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date" form:control-implementation="ooo:com.sun.star.form.component.TextField" form:id="control4" form:readonly="true" form:current-value="date" form:value="dat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ertdate" form:control-implementation="ooo:com.sun.star.form.component.TextField" form:id="control5" form:readonly="true" form:current-value="certdate" form:value="certdat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jug"/>
      </text:user-field-decls>
      <draw:control text:anchor-type="page" text:anchor-page-number="1" draw:z-index="2" draw:style-name="gr1" draw:text-style-name="P1" svg:width="21.025cm" svg:height="1.938cm" svg:x="4.337cm" svg:y="4.205cm" draw:control="control1"/>
      <draw:control text:anchor-type="page" text:anchor-page-number="1" draw:z-index="3" draw:style-name="gr1" draw:text-style-name="P2" svg:width="21.025cm" svg:height="1.938cm" svg:x="4.337cm" svg:y="7.726cm" draw:control="control2"/>
      <draw:control text:anchor-type="page" text:anchor-page-number="1" draw:z-index="4" draw:style-name="gr1" draw:text-style-name="P3" svg:width="21.025cm" svg:height="1.938cm" svg:x="4.337cm" svg:y="10.686cm" draw:control="control3"/>
      <text:p text:style-name="P5"><draw:rect text:anchor-type="paragraph" draw:z-index="1" draw:style-name="gr3" draw:text-style-name="P6" svg:width="24.9cm" svg:height="16.112cm" svg:x="2.387cm" svg:y="2.268cm"><text:p/></draw:rect><draw:rect text:anchor-type="paragraph" draw:z-index="0" draw:style-name="gr2" draw:text-style-name="P6" svg:width="25.609cm" svg:height="16.962cm" svg:x="2.034cm" svg:y="1.843cm"><text:p/></draw:rect></text:p>
      <text:p text:style-name="P4"/>
      <text:p text:style-name="P4"/>
      <text:p text:style-name="P4"/>
      <text:p text:style-name="P4"/>
      <text:p text:style-name="P4">This is to acknoledge that</text:p>
      <text:p text:style-name="P4"/>
      <text:p text:style-name="P4"/>
      <text:p text:style-name="P4"/>
      <text:p text:style-name="P4"/>
      <text:p text:style-name="P4">on <draw:control text:anchor-type="as-char" draw:z-index="5" draw:style-name="gr4" draw:text-style-name="P7" svg:width="5.785cm" svg:height="0.63cm" draw:control="control4"/> participated to</text:p>
      <text:p text:style-name="P4"/>
      <text:p text:style-name="P4"/>
      <text:p text:style-name="P4"/>
      <text:p text:style-name="P4"/>
      <text:p text:style-name="P4"/>
      <text:p text:style-name="P4"><draw:frame text:anchor-type="paragraph" draw:z-index="7" draw:style-name="gr5" draw:text-style-name="P9" svg:width="4.726cm" svg:height="1.324cm" svg:x="13.164cm" svg:y="3.724cm"><draw:text-box><text:p><text:span text:style-name="T1">JUG Events</text:span><text:span text:style-name="T2"><text:line-break/></text:span><text:span text:style-name="T3">www.jugevents.org</text:span></text:p></draw:text-box></draw:frame><draw:frame text:anchor-type="paragraph" draw:z-index="8" draw:style-name="gr5" draw:text-style-name="P9" svg:width="4.726cm" svg:height="1.324cm" svg:x="18.165cm" svg:y="3.724cm"><draw:text-box><text:p><text:span text:style-name="T4">Footprint</text:span><text:span text:style-name="T2"><text:line-break/></text:span><text:span text:style-name="T3">footprint.dev.java.net</text:span></text:p></draw:text-box></draw:frame>This certification has been produced through JUG Events on <draw:control text:anchor-type="as-char" draw:z-index="6" draw:style-name="gr4" draw:text-style-name="P8" svg:width="5.785cm" svg:height="0.63cm" draw:control="control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Black" svg:font-family="'Arial Black'" style:font-adornments="Grassetto"/>
    <style:font-face style:name="StarSymbol" svg:font-family="StarSymbol"/>
    <style:font-face style:name="Tahoma1" svg:font-family="Tahoma"/>
    <style:font-face style:name="Times New Roman1" svg:font-family="'Times New Roman'" style:font-adornments="Negret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9.7cm" fo:page-height="21.001cm" style:num-format="1" style:print-orientation="landscape" fo:margin-top="4.001cm" fo:margin-bottom="4.001cm" fo:margin-left="4.001cm" fo:margin-right="4.001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Felipe Gaucho</meta:initial-creator>
    <meta:creation-date>2007-06-12T19:44:50</meta:creation-date>
    <dc:creator>Lucio Benfante</dc:creator>
    <dc:date>2007-12-17T09:41:35</dc:date>
    <dc:language>fr-FR</dc:language>
    <meta:editing-cycles>23</meta:editing-cycles>
    <meta:editing-duration>PT13H26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17" meta:character-count="106"/>
  </office:meta>
</office:document-meta>
</file>